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AR" officeooo:rsid="0012d652" officeooo:paragraph-rsid="0012d652"/>
    </style:style>
    <style:style style:name="P2" style:family="paragraph" style:parent-style-name="Standard">
      <style:text-properties fo:language="es" fo:country="AR" officeooo:rsid="00182657" officeooo:paragraph-rsid="00182657"/>
    </style:style>
    <style:style style:name="P3" style:family="paragraph" style:parent-style-name="Standard">
      <style:paragraph-properties fo:break-before="column"/>
      <style:text-properties fo:language="es" fo:country="AR" officeooo:rsid="00182657" officeooo:paragraph-rsid="00182657"/>
    </style:style>
    <style:style style:name="P4" style:family="paragraph" style:parent-style-name="Standard" style:list-style-name="L1">
      <style:text-properties fo:language="es" fo:country="AR" officeooo:rsid="0012d652" officeooo:paragraph-rsid="0012d652"/>
    </style:style>
    <style:style style:name="P5" style:family="paragraph" style:parent-style-name="Standard" style:list-style-name="L1">
      <style:text-properties fo:language="es" fo:country="AR" officeooo:rsid="00151ca1" officeooo:paragraph-rsid="00151ca1"/>
    </style:style>
    <style:style style:name="P6" style:family="paragraph" style:parent-style-name="Standard" style:list-style-name="L1">
      <style:text-properties fo:language="es" fo:country="AR" officeooo:rsid="0016bca6" officeooo:paragraph-rsid="0016bca6"/>
    </style:style>
    <style:style style:name="P7" style:family="paragraph" style:parent-style-name="Standard" style:list-style-name="L1">
      <style:text-properties fo:language="es" fo:country="AR" officeooo:rsid="00182657" officeooo:paragraph-rsid="00182657"/>
    </style:style>
    <style:style style:name="P8" style:family="paragraph" style:parent-style-name="Standard" style:list-style-name="L1">
      <style:text-properties fo:language="es" fo:country="AR" officeooo:rsid="002cf132" officeooo:paragraph-rsid="002cf132"/>
    </style:style>
    <style:style style:name="P9" style:family="paragraph" style:parent-style-name="Standard" style:list-style-name="L2">
      <style:text-properties fo:language="es" fo:country="AR" officeooo:rsid="0019e808" officeooo:paragraph-rsid="0019e808"/>
    </style:style>
    <style:style style:name="P10" style:family="paragraph" style:parent-style-name="Standard" style:list-style-name="L2">
      <style:text-properties fo:language="es" fo:country="AR" officeooo:rsid="001dfec7" officeooo:paragraph-rsid="001dfec7"/>
    </style:style>
    <style:style style:name="P11" style:family="paragraph" style:parent-style-name="Standard" style:list-style-name="L2">
      <style:text-properties fo:language="es" fo:country="AR" officeooo:rsid="0027d2d6" officeooo:paragraph-rsid="0027d2d6"/>
    </style:style>
    <style:style style:name="P12" style:family="paragraph" style:parent-style-name="Standard" style:list-style-name="L2">
      <style:text-properties fo:language="es" fo:country="AR" officeooo:rsid="00283a89" officeooo:paragraph-rsid="00283a89"/>
    </style:style>
    <style:style style:name="P13" style:family="paragraph" style:parent-style-name="Standard" style:list-style-name="L2">
      <style:text-properties fo:language="es" fo:country="AR" officeooo:rsid="003923e4" officeooo:paragraph-rsid="003923e4"/>
    </style:style>
    <style:style style:name="T1" style:family="text">
      <style:text-properties officeooo:rsid="001b5788"/>
    </style:style>
    <style:style style:name="T2" style:family="text">
      <style:text-properties officeooo:rsid="001c31e7"/>
    </style:style>
    <style:style style:name="T3" style:family="text">
      <style:text-properties officeooo:rsid="001e3e0f"/>
    </style:style>
    <style:style style:name="T4" style:family="text">
      <style:text-properties officeooo:rsid="001f4d81"/>
    </style:style>
    <style:style style:name="T5" style:family="text">
      <style:text-properties officeooo:rsid="00205d27"/>
    </style:style>
    <style:style style:name="T6" style:family="text">
      <style:text-properties officeooo:rsid="00294c6a"/>
    </style:style>
    <style:style style:name="T7" style:family="text">
      <style:text-properties officeooo:rsid="00306b6e"/>
    </style:style>
    <style:style style:name="T8" style:family="text">
      <style:text-properties officeooo:rsid="0034cec4"/>
    </style:style>
    <style:style style:name="T9" style:family="text">
      <style:text-properties officeooo:rsid="003b021b"/>
    </style:style>
    <style:style style:name="T10" style:family="text">
      <style:text-properties officeooo:rsid="003b1b9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lumno: Dal Degan Santiago</text:p>
      <text:p text:style-name="P1">Curso: 6º3a</text:p>
      <text:p text:style-name="P1"/>
      <text:list xml:id="list3966407011" text:style-name="L1">
        <text:list-item>
          <text:p text:style-name="P4">¿Que tipo de saber parece el mas confiable para descartes? ¿Por que? ¿Es absolutamente fiable o también puede dudarse de el?<text:line-break/></text:p>
        </text:list-item>
        <text:list-item>
          <text:p text:style-name="P4">¿A que posición, que responde al problema de la posibilidad y limites del conocimiento, se acerca el filosofo cuando afirma que “en mi mano esta el suspender del juicio”?<text:line-break/></text:p>
        </text:list-item>
        <text:list-item>
          <text:p text:style-name="P5">¿Por que se compara con Arquímedes y cual llega a ser su “punto de apoyo”?<text:line-break/></text:p>
        </text:list-item>
        <text:list-item>
          <text:p text:style-name="P5">¿Que lugar ocupa el cuerpo en esta argumentación? ¿Por que?<text:line-break/></text:p>
        </text:list-item>
        <text:list-item>
          <text:p text:style-name="P6">¿Por que la naturaleza del alma es mas fácil de conocer que la del cuerpo? Den un ejemplo.<text:line-break/></text:p>
        </text:list-item>
        <text:list-item>
          <text:p text:style-name="P7">¿Que significa que el conocimiento que se busca es “claro y distinto”?<text:line-break/></text:p>
        </text:list-item>
        <text:list-item>
          <text:p text:style-name="P7">¿Se encuentra relacionado directamente con la evidencia o con la certeza? ¿Por que?<text:line-break/></text:p>
        </text:list-item>
        <text:list-item>
          <text:p text:style-name="P8">Elaboren en grupo un caso en el cual, como en el precedente, un sujeto aprenda o conozca algo nuevo para el. Pásenlo a otro grupo para analice el ejemplo de acuerdo con los lineamientos conceptuales del empirismo.</text:p>
        </text:list-item>
      </text:list>
      <text:p text:style-name="P3"/>
      <text:p text:style-name="P2"/>
      <text:list xml:id="list4184650613" text:style-name="L2">
        <text:list-item>
          <text:p text:style-name="P9">Para Descartes el tipo de saber mas confiable es el racionalismo ya que el sabe que sus sentidos pueden engañarlo, prefiere no confiar en ellos y que todo conocimiento valido no puede venir de los sentidos si no de la razón. Sin embargo este método de conocimiento puede ser dudado ya que se podía dudar de toda razón. Descares propone la idea de un genio maligno que lo esta engañando en todo lo que cree saber, esto lo lleva <text:span text:style-name="T1">a dudar de todos los conocimientos llegados. Pero se da cuenta de que esta dudando, esta pensando, por ende existe, y de eso no puede ser engañado. Esto lo usa como punto de apoyo para racionalizar el resto de conocimiento.<text:line-break/></text:span></text:p>
        </text:list-item>
        <text:list-item>
          <text:p text:style-name="P9"><text:span text:style-name="T2">En mi opinión cuando Descartes dice esto se esta refiriendo a que si no puede encontrar una manera de llegar a alguna verdad absoluta, esta en su poder suspender la búsqueda, darse por vencido.</text:span><text:line-break/></text:p>
        </text:list-item>
        <text:list-item>
          <text:p text:style-name="P9"><text:span text:style-name="T7">Arquimedes decía que para trasladar la tierra de lugar solo necesitaba un punto de apoyo firme e inmóvil, de esta misma manera Descartes solo necesita un punto de apoyo del cual basar todo su razonamiento para llegar a mas conocimiento.</text:span><text:line-break/></text:p>
        </text:list-item>
        <text:list-item>
          <text:p text:style-name="P10">Para Descartes el cuerpo no ocupa ningún lugar en su argumentación, para el, el cuerpo es el obstáculo. El cuerpo son los sentidos y Descartes <text:span text:style-name="T3">no confiá en los sentidos </text:span><text:span text:style-name="T4">ya que asegura que estos son engañosos </text:span><text:span text:style-name="T5">por eso el cuerpo no ocupa ningún lugar en su argumentación.<text:line-break/></text:span></text:p>
        </text:list-item>
        <text:list-item>
          <text:p text:style-name="P10"><text:span text:style-name="T8">Para Descartes mediante la razón se podía llegar al verdadero conocimiento mientras que mediante el cuerpo no, ya que el cuerpo nos puede estar engañando.</text:span><text:line-break/></text:p>
        </text:list-item>
        <text:list-item>
          <text:p text:style-name="P11">El conocimiento “claro y distinto” para Descartes es un conocimiento del que no se puede dudar, un conocimiento del que pueda estar completamente seguro. Para descartes este conocimiento es que el piensa. Para el no hay ninguna duda de que el piense, y si piensa es <text:soft-page-break/>porque existe, este conocimiento para el es claro y distinto.<text:line-break/></text:p>
        </text:list-item>
        <text:list-item>
          <text:p text:style-name="P12">El conocimiento claro y distinto es la certeza de que el <text:span text:style-name="T6">saber adquirido es real, es absoluto y no hay manera de que sea de otra manera.<text:line-break/></text:span></text:p>
        </text:list-item>
        <text:list-item>
          <text:p text:style-name="P13">Estas en tu casa sentado cuando de pronto hay un problema eléctrico y la tensión de 220V de tu casa cae a 50V. La mayoría de objetos que usan electricidad se apagan con algunas excepciones, las lamparitas incandescentes bajan su brillo, <text:span text:style-name="T9">los tubos se apagan, pero las lamparas led comienzan a parpadear. Esto te llama la atención pero unos minutos después la tensión vuelve a la normalidad y la lamparita comienza a funcionar correctamente. Aprendiste que las lamparas led parpadean </text:span><text:span text:style-name="T10">cuando la tensión es menor a la adecuada a diferencia de las lamparas mas antiguas que solamente bajan su brill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5T19:51:56.729317631</meta:creation-date>
    <dc:date>2021-09-08T22:12:48.743445662</dc:date>
    <meta:editing-duration>PT4H25M16S</meta:editing-duration>
    <meta:editing-cycles>21</meta:editing-cycles>
    <meta:generator>LibreOffice/7.1.5.2$Linux_X86_64 LibreOffice_project/10$Build-2</meta:generator>
    <meta:document-statistic meta:table-count="0" meta:image-count="0" meta:object-count="0" meta:page-count="2" meta:paragraph-count="18" meta:word-count="626" meta:character-count="3525" meta:non-whitespace-character-count="2919"/>
  </office:meta>
</office:document-meta>
</file>